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ublic class Main</text:p>
      <text:p text:style-name="P7">{</text:p>
      <text:p text:style-name="P7"><text:tab/>public static void main(String[] args) {</text:p>
      <text:p text:style-name="P7"><text:tab/><text:tab/>int[] a = new int[] {1, 2, 3, 4, 5, 6, 7, 8, 9,10};</text:p>
      <text:p text:style-name="P7"><text:tab/><text:tab/>for (int i = 0; i &lt;= 9; i = i + 1 ) {</text:p>
      <text:p text:style-name="P7"><text:tab/><text:tab/> <text:s text:c="3"/>if (a[i] % 2 == 0) {</text:p>
      <text:p text:style-name="P7"><text:tab/><text:tab/> <text:s text:c="3"/>System.out.print(a[i] + " ");</text:p>
      <text:p text:style-name="P7"><text:tab/><text:tab/>}</text:p>
      <text:p text:style-name="P7"><text:tab/> <text:s text:c="3"/><text:tab/>}</text:p>
      <text:p text:style-name="P7">}</text:p>
      <text:p text:style-name="P7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96988992201632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9-02T11:44:57.301088775</meta:creation-date>
    <dc:title>Default</dc:title>
    <meta:editing-cycles>4</meta:editing-cycles>
    <meta:editing-duration>PT34M50S</meta:editing-duration>
    <meta:generator>LibreOffice/6.4.7.2$Linux_X86_64 LibreOffice_project/72d9d5113b23a0ed474720f9d366fcde9a2744dd</meta:generator>
    <dc:date>2024-09-02T12:19:44.374035963</dc:date>
    <meta:document-statistic meta:table-count="1" meta:image-count="0" meta:object-count="0" meta:page-count="1" meta:paragraph-count="21" meta:word-count="77" meta:character-count="310" meta:non-whitespace-character-count="229"/>
  </office:meta>
</office:document-meta>
</file>